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4Vi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Vpp-ripple output</text:p>
          </table:table-cell>
          <table:table-cell office:value-type="string" calcext:value-type="string">
            <text:p>Vaverage</text:p>
          </table:table-cell>
          <table:table-cell office:value-type="string" calcext:value-type="string">
            <text:p>Load regulatio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Vpp ripple input</text:p>
          </table:table-cell>
        </table:table-row>
        <table:table-row table:style-name="ro1">
          <table:table-cell office:value-type="string" calcext:value-type="string">
            <text:p>[A]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[V]</text:p>
          </table:table-cell>
          <table:table-cell office:value-type="string" calcext:value-type="string">
            <text:p>[%]</text:p>
          </table:table-cell>
          <table:table-cell office:value-type="string" calcext:value-type="string">
            <text:p>[V]</text:p>
          </table:table-cell>
          <table:table-cell office:value-type="string" calcext:value-type="string">
            <text:p>[A]</text:p>
          </table:table-cell>
          <table:table-cell office:value-type="string" calcext:value-type="string">
            <text:p>[%]</text:p>
          </table:table-cell>
          <table:table-cell office:value-type="string" calcext:value-type="string">
            <text:p>[mV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5" calcext:value-type="float">
            <text:p>9.95</text:p>
          </table:table-cell>
          <table:table-cell office:value-type="float" office:value="5.0248" calcext:value-type="float">
            <text:p>5.0248</text:p>
          </table:table-cell>
          <table:table-cell table:formula="of:=([.C3]-5)/5*100" office:value-type="float" office:value="0.495999999999999" calcext:value-type="float">
            <text:p>0.49599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]*[.A3]/([.E3]*[.F3])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8.64" calcext:value-type="float">
            <text:p>8.64</text:p>
          </table:table-cell>
          <table:table-cell office:value-type="float" office:value="5.025" calcext:value-type="float">
            <text:p>5.025</text:p>
          </table:table-cell>
          <table:table-cell table:formula="of:=([.C4]-5)/5*100" office:value-type="float" office:value="0.500000000000007" calcext:value-type="float">
            <text:p>0.500000000000007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table:formula="of:=[.C4]*[.A4]/([.E4]*[.F4])*100" office:value-type="float" office:value="52.34375" calcext:value-type="float">
            <text:p>52.34375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.12" calcext:value-type="float">
            <text:p>8.12</text:p>
          </table:table-cell>
          <table:table-cell office:value-type="float" office:value="5.024" calcext:value-type="float">
            <text:p>5.024</text:p>
          </table:table-cell>
          <table:table-cell table:formula="of:=([.C5]-5)/5*100" office:value-type="float" office:value="0.48" calcext:value-type="float">
            <text:p>0.48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table:formula="of:=[.C5]*[.A5]/([.E5]*[.F5])*100" office:value-type="float" office:value="52.3333333333333" calcext:value-type="float">
            <text:p>52.3333333333333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.86" calcext:value-type="float">
            <text:p>8.86</text:p>
          </table:table-cell>
          <table:table-cell office:value-type="float" office:value="5.023" calcext:value-type="float">
            <text:p>5.023</text:p>
          </table:table-cell>
          <table:table-cell table:formula="of:=([.C6]-5)/5*100" office:value-type="float" office:value="0.459999999999994" calcext:value-type="float">
            <text:p>0.459999999999994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formula="of:=[.C6]*[.A6]/([.E6]*[.F6])*100" office:value-type="float" office:value="69.7638888888889" calcext:value-type="float">
            <text:p>69.7638888888889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.59" calcext:value-type="float">
            <text:p>9.59</text:p>
          </table:table-cell>
          <table:table-cell office:value-type="float" office:value="5.022" calcext:value-type="float">
            <text:p>5.022</text:p>
          </table:table-cell>
          <table:table-cell table:formula="of:=([.C7]-5)/5*100" office:value-type="float" office:value="0.440000000000005" calcext:value-type="float">
            <text:p>0.440000000000005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.05</text:p>
          </table:table-cell>
          <table:table-cell table:formula="of:=[.C7]*[.A7]/([.E7]*[.F7])*100" office:value-type="float" office:value="83.7" calcext:value-type="float">
            <text:p>83.7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.09" calcext:value-type="float">
            <text:p>10.09</text:p>
          </table:table-cell>
          <table:table-cell office:value-type="float" office:value="5.02" calcext:value-type="float">
            <text:p>5.02</text:p>
          </table:table-cell>
          <table:table-cell table:formula="of:=([.C8]-5)/5*100" office:value-type="float" office:value="0.399999999999992" calcext:value-type="float">
            <text:p>0.399999999999992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table:formula="of:=[.C8]*[.A8]/([.E8]*[.F8])*100" office:value-type="float" office:value="83.6666666666667" calcext:value-type="float">
            <text:p>83.6666666666667</text:p>
          </table:table-cell>
          <table:table-cell office:value-type="float" office:value="13.38" calcext:value-type="float">
            <text:p>13.3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.79" calcext:value-type="float">
            <text:p>10.79</text:p>
          </table:table-cell>
          <table:table-cell office:value-type="float" office:value="5.018" calcext:value-type="float">
            <text:p>5.018</text:p>
          </table:table-cell>
          <table:table-cell table:formula="of:=([.C9]-5)/5*100" office:value-type="float" office:value="0.359999999999996" calcext:value-type="float">
            <text:p>0.359999999999996</text:p>
          </table:table-cell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table:formula="of:=[.C9]*[.A9]/([.E9]*[.F9])*100" office:value-type="float" office:value="83.6333333333333" calcext:value-type="float">
            <text:p>83.6333333333333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.016" calcext:value-type="float">
            <text:p>5.016</text:p>
          </table:table-cell>
          <table:table-cell table:formula="of:=([.C10]-5)/5*100" office:value-type="float" office:value="0.32" calcext:value-type="float">
            <text:p>0.32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table:formula="of:=[.C10]*[.A10]/([.E10]*[.F10])*100" office:value-type="float" office:value="83.6" calcext:value-type="float">
            <text:p>83.6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5" calcext:value-type="float">
            <text:p>11.65</text:p>
          </table:table-cell>
          <table:table-cell office:value-type="float" office:value="5.014" calcext:value-type="float">
            <text:p>5.014</text:p>
          </table:table-cell>
          <table:table-cell table:formula="of:=([.C11]-5)/5*100" office:value-type="float" office:value="0.280000000000005" calcext:value-type="float">
            <text:p>0.280000000000005</text:p>
          </table:table-cell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table:formula="of:=[.C11]*[.A11]/([.E11]*[.F11])*100" office:value-type="float" office:value="83.5666666666667" calcext:value-type="float">
            <text:p>83.5666666666667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.95" calcext:value-type="float">
            <text:p>11.95</text:p>
          </table:table-cell>
          <table:table-cell office:value-type="float" office:value="5.012" calcext:value-type="float">
            <text:p>5.012</text:p>
          </table:table-cell>
          <table:table-cell table:formula="of:=([.C12]-5)/5*100" office:value-type="float" office:value="0.239999999999991" calcext:value-type="float">
            <text:p>0.239999999999991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formula="of:=[.C12]*[.A12]/([.E12]*[.F12])*100" office:value-type="float" office:value="83.5333333333333" calcext:value-type="float">
            <text:p>83.5333333333333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.08" calcext:value-type="float">
            <text:p>12.08</text:p>
          </table:table-cell>
          <table:table-cell office:value-type="float" office:value="5.01" calcext:value-type="float">
            <text:p>5.01</text:p>
          </table:table-cell>
          <table:table-cell table:formula="of:=([.C13]-5)/5*100" office:value-type="float" office:value="0.199999999999996" calcext:value-type="float">
            <text:p>0.199999999999996</text:p>
          </table:table-cell>
          <table:table-cell office:value-type="float" office:value="24" calcext:value-type="float">
            <text:p>24</text:p>
          </table:table-cell>
          <table:table-cell office:value-type="float" office:value="0.35" calcext:value-type="float">
            <text:p>0.35</text:p>
          </table:table-cell>
          <table:table-cell table:formula="of:=[.C13]*[.A13]/([.E13]*[.F13])*100" office:value-type="float" office:value="83.5" calcext:value-type="float">
            <text:p>83.5</text:p>
          </table:table-cell>
          <table:table-cell office:value-type="float" office:value="18.49" calcext:value-type="float">
            <text:p>18.4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2.37" calcext:value-type="float">
            <text:p>12.37</text:p>
          </table:table-cell>
          <table:table-cell office:value-type="float" office:value="5.008" calcext:value-type="float">
            <text:p>5.008</text:p>
          </table:table-cell>
          <table:table-cell table:formula="of:=([.C14]-5)/5*100" office:value-type="float" office:value="0.16" calcext:value-type="float">
            <text:p>0.16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table:formula="of:=[.C14]*[.A14]/([.E14]*[.F14])*100" office:value-type="float" office:value="83.4666666666667" calcext:value-type="float">
            <text:p>83.4666666666667</text:p>
          </table:table-cell>
          <table:table-cell office:value-type="float" office:value="18.55" calcext:value-type="float">
            <text:p>18.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2.75" calcext:value-type="float">
            <text:p>12.75</text:p>
          </table:table-cell>
          <table:table-cell office:value-type="float" office:value="5.006" calcext:value-type="float">
            <text:p>5.006</text:p>
          </table:table-cell>
          <table:table-cell table:formula="of:=([.C15]-5)/5*100" office:value-type="float" office:value="0.120000000000005" calcext:value-type="float">
            <text:p>0.120000000000005</text:p>
          </table:table-cell>
          <table:table-cell office:value-type="float" office:value="24" calcext:value-type="float">
            <text:p>24</text:p>
          </table:table-cell>
          <table:table-cell office:value-type="float" office:value="0.45" calcext:value-type="float">
            <text:p>0.45</text:p>
          </table:table-cell>
          <table:table-cell table:formula="of:=[.C15]*[.A15]/([.E15]*[.F15])*100" office:value-type="float" office:value="83.4333333333333" calcext:value-type="float">
            <text:p>83.4333333333333</text:p>
          </table:table-cell>
          <table:table-cell office:value-type="float" office:value="18.52" calcext:value-type="float">
            <text:p>18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76" calcext:value-type="float">
            <text:p>13.76</text:p>
          </table:table-cell>
          <table:table-cell office:value-type="float" office:value="5.003" calcext:value-type="float">
            <text:p>5.003</text:p>
          </table:table-cell>
          <table:table-cell table:formula="of:=([.C16]-5)/5*100" office:value-type="float" office:value="0.0600000000000023" calcext:value-type="float">
            <text:p>0.0600000000000023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formula="of:=[.C16]*[.A16]/([.E16]*[.F16])*100" office:value-type="float" office:value="83.3833333333333" calcext:value-type="float">
            <text:p>83.3833333333333</text:p>
          </table:table-cell>
          <table:table-cell office:value-type="float" office:value="18.4" calcext:value-type="float">
            <text:p>18.4</text:p>
          </table:table-cell>
        </table:table-row>
      </table:table>
      <table:table table:name="LineRegula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V]</text:p>
          </table:table-cell>
          <table:table-cell office:value-type="string" calcext:value-type="string">
            <text:p>0.5A out</text:p>
          </table:table-cell>
          <table:table-cell office:value-type="string" calcext:value-type="string">
            <text:p>1A out</text:p>
          </table:table-cell>
          <table:table-cell office:value-type="string" calcext:value-type="string">
            <text:p>1.5A out</text:p>
          </table:table-cell>
          <table:table-cell office:value-type="string" calcext:value-type="string">
            <text:p>2A ou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017" calcext:value-type="float">
            <text:p>5.017</text:p>
          </table:table-cell>
          <table:table-cell office:value-type="float" office:value="5.012" calcext:value-type="float">
            <text:p>5.012</text:p>
          </table:table-cell>
          <table:table-cell office:value-type="float" office:value="5.007" calcext:value-type="float">
            <text:p>5.007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018" calcext:value-type="float">
            <text:p>5.01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018" calcext:value-type="float">
            <text:p>5.018</text:p>
          </table:table-cell>
          <table:table-cell office:value-type="float" office:value="5.013" calcext:value-type="float">
            <text:p>5.013</text:p>
          </table:table-cell>
          <table:table-cell office:value-type="float" office:value="5.009" calcext:value-type="float">
            <text:p>5.00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018" calcext:value-type="float">
            <text:p>5.018</text:p>
          </table:table-cell>
          <table:table-cell office:value-type="float" office:value="5.014" calcext:value-type="float">
            <text:p>5.014</text:p>
          </table:table-cell>
          <table:table-cell office:value-type="float" office:value="5.009" calcext:value-type="float">
            <text:p>5.009</text:p>
          </table:table-cell>
          <table:table-cell office:value-type="float" office:value="5.004" calcext:value-type="float">
            <text:p>5.0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ad regulation</text:p>
          </table:table-cell>
          <table:table-cell table:formula="of:=([.B6]-[.B3])/[.B6]*100" office:value-type="float" office:value="0.0199282582702161" calcext:value-type="float">
            <text:p>0.0199282582702161</text:p>
          </table:table-cell>
          <table:table-cell table:formula="of:=([.C6]-[.C3])/[.C6]*100" office:value-type="float" office:value="0.0398883127243851" calcext:value-type="float">
            <text:p>0.0398883127243851</text:p>
          </table:table-cell>
          <table:table-cell table:formula="of:=([.D6]-[.D3])/[.D6]*100" office:value-type="float" office:value="0.0399281293671525" calcext:value-type="float">
            <text:p>0.0399281293671525</text:p>
          </table:table-cell>
          <table:table-cell table:formula="of:=([.E6]-[.E3])/[.E6]*100" office:value-type="float" office:value="0.039968025579532" calcext:value-type="float">
            <text:p>0.039968025579532</text:p>
          </table:table-cell>
        </table:table-row>
        <table:table-row table:style-name="ro1">
          <table:table-cell office:value-type="string" calcext:value-type="string">
            <text:p>[%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7:26:28.943288180</meta:creation-date>
    <dc:date>2022-12-18T20:56:06.991628873</dc:date>
    <meta:editing-duration>PT9M16S</meta:editing-duration>
    <meta:editing-cycles>3</meta:editing-cycles>
    <meta:generator>LibreOffice/7.3.7.2$Linux_X86_64 LibreOffice_project/30$Build-2</meta:generator>
    <meta:document-statistic meta:table-count="2" meta:cell-count="155" meta:object-count="0"/>
  </office:meta>
</office:document-meta>
</file>